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824" calcext:value-type="float">
            <text:p>99.5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9192" calcext:value-type="float">
            <text:p>94.1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0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9024" calcext:value-type="float">
            <text:p>82.8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0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5888" calcext:value-type="float">
            <text:p>91.3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8509</text:p>
          </table:table-cell>
          <table:table-cell office:value-type="string" calcext:value-type="string">
            <text:p>200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3144" calcext:value-type="float">
            <text:p>81.5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